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paragraph-rsid="0016113a" fo:background-color="transparent" style:font-weight-asian="bold" style:font-weight-complex="bold"/>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paragraph-rsid="0016113a"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fo:background-color="#ffff00" style:font-weight-asian="normal" style:font-weight-complex="normal"/>
    </style:style>
    <style:style style:name="P9" style:family="paragraph" style:parent-style-name="Standard">
      <style:paragraph-properties fo:text-align="justify" style:justify-single-word="false"/>
      <style:text-properties fo:font-weight="normal" officeooo:paragraph-rsid="0016113a" fo:background-color="#ffff00" style:font-weight-asian="normal" style:font-weight-complex="normal"/>
    </style:style>
    <style:style style:name="P10" style:family="paragraph" style:parent-style-name="Standard">
      <style:paragraph-properties fo:text-align="justify" style:justify-single-word="false"/>
      <style:text-properties fo:font-weight="normal" officeooo:paragraph-rsid="0016113a" fo:background-color="#fff200" style:font-weight-asian="normal" style:font-weight-complex="normal"/>
    </style:style>
    <style:style style:name="P11" style:family="paragraph" style:parent-style-name="Standard">
      <style:paragraph-properties fo:text-align="justify" style:justify-single-word="false"/>
      <style:text-properties fo:font-weight="normal" officeooo:paragraph-rsid="0016113a" fo:background-color="#ff4500" style:font-weight-asian="normal" style:font-weight-complex="normal"/>
    </style:style>
    <style:style style:name="T1" style:family="text">
      <style:text-properties fo:background-color="#ff4500" loext:char-shading-value="0"/>
    </style:style>
    <style:style style:name="T2" style:family="text">
      <style:text-properties fo:background-color="#ffff00" loext:char-shading-value="0"/>
    </style:style>
    <style:style style:name="T3" style:family="text">
      <style:text-properties officeooo:rsid="0016113a" fo:background-color="#ffff00" loext:char-shading-value="0"/>
    </style:style>
    <style:style style:name="T4" style:family="text">
      <style:text-properties officeooo:rsid="00182b76" fo:background-color="#ffff00" loext:char-shading-value="0"/>
    </style:style>
    <style:style style:name="T5" style:family="text">
      <style:text-properties fo:background-color="#fff2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predicción genómica unifica los programas de cría de animales y plantas para formar plataformas para el descubrimiento biológico</text:p>
      <text:p text:style-name="P4"/>
      <text:p text:style-name="P5"><text:span text:style-name="T1">La crisis mundial de los precios de los alimentos de 2008 destacó la necesidad de innovar en la agricultura para abordar la inseguridad alimentaria en el contexto de un clima cambiante y una población en crecimiento. Se prevé que la población mundial alcance los 9 000 millones en los próximos 35 años, lo que requerirá un aumento del 70 % al 100 % en la producción de alimentos en relación con los niveles actuales 1–4 .</text:span> Una población mundial en crecimiento no es la única amenaza para la seguridad alimentaria mundial. Los estilos de vida cambiantes, la demografía alterada de la población, la competencia de los biocombustibles subsidiados, el deterioro de los recursos naturales, el cambio climático y la disminución de los suministros de agua requerirán una inversión financiera, intelectual y de investigación considerable en la agricultura, particularmente en el mundo en desarrollo 1,2,4 . <text:span text:style-name="T1">La cría de ganado y cultivos es una de las rutas clave a través de las cuales se puede lograr una mayor producción, eficiencia y sostenibilidad.</text:span></text:p>
      <text:p text:style-name="P5"/>
      <text:p text:style-name="P5"><text:span text:style-name="T1">En esta Perspectiva, describimos tanto las oportunidades como los desafíos para el despliegue de la genómica en los programas de mejoramiento, llamando la atención sobre el papel fundamental que la genética cuantitativa ha jugado como la piedra angular intelectual del mejoramiento de plantas y animales durante el último siglo.</text:span> <text:span text:style-name="T1">El acceso a niveles sin precedentes a información fenotípica y de secuencias a gran escala brindará oportunidades para unificar métodos, herramientas y tecnologías de mejoramiento en varias especies de plantas y animales, lo que a su vez catalizará la modernización de los programas de mejoramiento.</text:span> <text:span text:style-name="T1">Además, postulamos que la adopción de estas nuevas tecnologías y enfoques a escala permitirá que los programas de mejoramiento sean plataformas tanto para la entrega de nuevos productos como para el descubrimiento biológico basado en estudios de asociación del genoma completo (GWAS) con validación de campo de nuevos alelos. .</text:span></text:p>
      <text:p text:style-name="P6"/>
      <text:p text:style-name="P2">Una breve historia de la cría de plantas y animales.</text:p>
      <text:p text:style-name="P6"/>
      <text:p text:style-name="P6">La cría de ganado y cultivos es tan antigua como la propia agricultura. En el corazón de toda mejora siguen siendo actividades tradicionales como el diseño y análisis de pruebas de rendimiento para clasificar a los candidatos de selección en orden de mérito, con el objetivo de maximizar la ganancia de selección por unidad de recursos gastados 5 . <text:span text:style-name="T2">La historia y el desarrollo de la cría científica de animales y plantas se remonta a las contribuciones de muchas personas, pero hay algunas adiciones sobresalientes, al menos desde nuestras perspectivas científicas actuales (Fig. 1).</text:span> Estos han sido revisados extensamente en otros lugares y solo se discutirán brevemente aquí.</text:p>
      <text:p text:style-name="P6"/>
      <text:p text:style-name="P6"><text:span text:style-name="T2">A pesar de las similitudes conceptuales entre la cría de animales y plantas, sus modelos teóricos y métodos de cría han divergido. Esto se debe principalmente a las diferencias en el desarrollo y la aplicación de nuevas tecnologías y métodos de mejoramiento 5 . Aunque la divergencia entre la cría de animales y plantas es bastante matizada debido a las características específicas de la especie, como el modo de reproducción y el número de descendientes por ciclo de reproducción, se han desarrollado conceptos teóricos, así como herramientas y métodos que son claramente diferentes para los dos.</text:span> <text:span text:style-name="T2">En el caso de las plantas, se puede considerar que la reproducción comenzó con la domesticación. Sin embargo, durante la gran mayoría de los últimos 10.000 años, la cría ha consistido únicamente en selección sin cruces forzados; el mecanismo sexual en las plantas y la necesidad de hibridación han sido generalmente reconocidos en los últimos 250 años 6 . En los animales, la selección artificial tenía que incluir el sexo para crear descendencia, ya que este era el único medio posible de reproducción, y antes que en las plantas se adoptó un enfoque más estructurado para la reproducción, con el uso de "libros genealógicos" para rastrear el origen. pedigrí de animales seleccionados 7 .</text:span></text:p>
      <text:p text:style-name="P8"><text:soft-page-break/></text:p>
      <text:p text:style-name="P8">Tras el redescubrimiento de las leyes de Mendel a principios del siglo XX, los fitomejoradores comenzaron a seleccionar y cruzar individuos superiores, pasando (en algunas especies, al menos) de desarrollar y mantener cultivares (sin saberlo) cosechando semillas autofecundadas o propagación vegetativa. Los aspectos más destacados del desarrollo de la cría de animales durante el siglo XX se han centrado en mejorar la explotación de la información de los parientes a través de índices de selección 8 , estimación de valores de cría como efectos aleatorios 9 y métodos estadísticos para estimar las relaciones genéticas 10 . Galton desarrolló el concepto de regresión (esencialmente heredabilidad), a partir del cual se puede predecir la respuesta de los rasgos a la selección 11 , y Fisher desarrolló una teoría para demostrar que el valor medio de los rasgos poligénicos puede cambiar marcadamente bajo la selección con solo un pequeño cambio en frecuencias alélicas en loci individuales 12 .</text:p>
      <text:p text:style-name="P8"/>
      <text:p text:style-name="P6"><text:span text:style-name="T2">Tanto los mejoradores de plantas como de animales se ocupan de rasgos complejos, pero las mutaciones individuales con efectos de moderados a grandes se han explotado más ampliamente en el fitomejoramiento que en el de animales (por ejemplo, la resistencia a la roya amarilla (rayada) en el trigo 13 y los genes de enanismo en trigo y arroz).</text:span> <text:span text:style-name="T2">Al igual que algunos rasgos importantes de las plantas, como el rendimiento, la mayoría de los rasgos en la cría de animales son poligénicos. Además, los fitomejoradores generalmente pueden generar individuos genéticamente idénticos o cultivares reproducibles y probarlos en ensayos bien diseñados, mientras que los mejoradores generalmente deben confiar en datos fenotípicos no balanceados de animales individuales en diferentes unidades de producción.</text:span> <text:span text:style-name="T2">Como resultado, los criadores de animales se vieron naturalmente obligados a utilizar métodos estadísticos complejos para estimar el valor genético, mientras que los criadores de plantas utilizaron ensayos bien diseñados para medir el fenotipo como un medio para informar su selección.</text:span></text:p>
      <text:p text:style-name="P8"/>
      <text:p text:style-name="P7"><text:span text:style-name="T2">Los criadores de animales a menudo tienen que utilizar la información de los familiares de los candidatos a la selección porque tienen que seleccionar rasgos que no se pueden medir en los propios candidatos (por ejemplo, la producción de leche en los toros), que tienen baja heredabilidad o que se miden tarde en </text:span><text:span text:style-name="T3">el proceso</text:span><text:span text:style-name="T2"> selección. Por lo general, los fitomejoradores no tienen el problema de los rasgos "limitados por sexo" y pueden aumentar experimentalmente la precisión de la selección cultivando más plantas del mismo cultivar. Como resultado, el mérito de un cultivar en un programa de fitomejoramiento a menudo se puede medir con cualquier nivel de precisión que desee el mejorador. Las tasas reproductivas y los gastos hacen que este enfoque sea más difícil de seguir para los criadores de animales. En la Figura 2 se muestra una comparación de los enfoques típicos de reproducción de plantas (un cereal endogámico) y animales.</text:span></text:p>
      <text:p text:style-name="P9"/>
      <text:p text:style-name="P7">Los métodos cuantitativos modernos, incluida la simulación por computadora, son fundamentales y sustentan una gran cantidad de nuevas tecnologías y enfoques que son de importancia crítica para el futuro de la mejora de plantas y animales 14 . <text:span text:style-name="T2">Muchos fitomejoradores ven la selección como un proceso de acumulación de alelos favorables dentro de una sola línea y utilizan un enfoque mendeliano para identificar e incorporar los principales alelos beneficiosos. Por el contrario, los criadores de animales han visto la respuesta a la selección como un aumento lento en la frecuencia de alelos favorables en una población, predecible a partir de la "ecuación del criador" (ref. 15). Por lo tanto, la cría de animales ha desplegado un enfoque biométrico más clásico mediante la combinación de información fenotípica, pedigrí y genotípica de los registros de individuos para construir estimaciones de los valores de cría como un medio para informar las decisiones de selección.</text:span> También se implementan enfoques similares en cultivos consanguíneos, como el maíz y los forrajes (por ejemplo, en la reproducción híbrida) 16 . Sin embargo, l<text:span text:style-name="T2">os enfoques de genética cuantitativa en el mejoramiento de plantas y animales se han desarrollado en gran parte en paralelo, con diferentes enfoques: para los </text:span><text:soft-page-break/><text:span text:style-name="T2">animales, el enfoque está en la partición estadística de la variación fenotípica en una población en componentes genéticos y ambientales, mientras que para las plantas está en los descendientes de cruces entre dos líneas puras 17 , con énfasis en la identificación de 'segregantes transgresivos', que son individuos con uno o más rasgos mejores que los del mejor progenitor.</text:span> <text:span text:style-name="T2">Además, desde la década de 1980, los fitomejoradores han utilizado diversas biotecnologías, como los transgénicos, en un grado mucho mayor que los mejoradores </text:span><text:span text:style-name="T4">de animales</text:span><text:span text:style-name="T2"> y, quizás en consecuencia, han hecho un uso mucho más explícito de la fisiología. Por otro lado, los criadores de animales quizás hayan incorporado la economía de manera más sistemática en la definición de sus objetivos de mejoramiento en mayor medida que los criadores de plantas. Todo esto ha significado que los campos de mejoramiento de plantas y animales hayan divergido algo a lo largo de las décadas, lo que ha provocado ineficiencias, retrasos en la adopción de tecnología y una serie de oportunidades perdidas.</text:span></text:p>
      <text:p text:style-name="P9"/>
      <text:p text:style-name="P9">El advenimiento de la selección genómica ha llevado al resurgimiento de la genética cuantitativa como un marco para incorporar información de marcadores y secuencias para complementar y complementar los descriptores fenotípicos estándar y la información genealógica. Los cambios tecnológicos ahora están uniendo el enfoque biométrico de los criadores de animales y el enfoque mendeliano de los criadores de plantas. El despliegue de métodos de secuenciación modernos para identificar un gran número de marcadores moleculares y la aparición de tecnologías rentables de genotipado y fenotipado de alto rendimiento para cultivos y animales no solo están revolucionando la reproducción, sino que también ofrecen nuevos incentivos para la migración de información. y enfoques entre el mejoramiento de plantas y animales y para la unificación de los esfuerzos de mejoramiento y descubrimiento biológico.</text:p>
      <text:p text:style-name="P9"/>
      <text:p text:style-name="P3">La selección genómica es un tema unificador entre las especies de plantas y animales</text:p>
      <text:p text:style-name="P7"/>
      <text:p text:style-name="P7"><text:span text:style-name="T5">En 2001, un documento histórico 18 que siguió a trabajos anteriores, en particular de Lande y Thompson 19 , Nejati-Javaremi et al. 20,21 , Lynch y Walsh 22 , Bernardo 23 , Haley y Vischer 24 (quienes acuñaron el término ‘selección genómica’) y Whittaker et al. 21, anticipó la disponibilidad de datos genómicos de alta densidad asequibles y propuso métodos estadísticos que permitieron utilizar este tipo de datos para aumentar la precisión de la selección. Este método llegó a llamarse selección genómica. El modelado posterior mostró que la selección genómica podría tener un gran impacto en el progreso genético</text:span> 25 y la tecnología se adoptó rápidamente en una variedad de especies de ganado. La selección genómica ha jugado diferentes roles dependiendo de la biología y la economía de especies particulares y los sistemas de reproducción y producción en los que residen. Para la cría de ganado lechero en economías avanzadas, la selección genómica ha reemplazado en gran medida a las pruebas de progenie, lo que permite acortar el intervalo generacional de 5 a 2 años, con los consiguientes aumentos en las tasas de ganancia genética. Por ejemplo, en los Países Bajos, los niveles de producción en finca aumentaron 21 puntos de índice por año en los 7 años anteriores a la adopción de la selección genómica en 2008. Desde la adopción de la selección genómica, los niveles de producción en finca aumentaron 34 puntos de índice por año, un aumento del 60%. El intervalo generacional de los toros, la vía clave a través de la cual se logra la ganancia genética en los programas de cría de ganado lechero, ha disminuido de ~2500 días a ~1250 días 26 . En la cría de cerdos para sistemas de producción comercial, la selección genómica ha dado como resultado una mayor precisión de selección y una mejor alineación de la precisión de selección con el objetivo de cría; esto ha impulsado un aumento del 35 % en la tasa de ganancia genética en el programa de reproducción que impulsa la mejora genética en el 25 % de los cerdos criados comercialmente en todo el mundo (W. Herring, Pig Improvement Company (PIC) North America, comunicación personal ). En otras especies, como el ganado vacuno y las ovejas, que a menudo se crían de forma extensiva en lugar de intensiva, la selección genómica <text:soft-page-break/>también ha proporcionado el salto tecnológico necesario para permitir que los programas científicos de cría aumenten considerablemente las tasas de mejora genética.</text:p>
      <text:p text:style-name="P7"/>
      <text:p text:style-name="P7"><text:span text:style-name="T5">Si bien la selección genómica se adoptó rápidamente en los sectores ganaderos más desarrollados tecnológicamente y a un ritmo algo más lento en las casas de semillas internacionales, la aceptación se ha retrasado en los programas de fitomejoramiento del sector público y en los programas de mejoramiento animal en el mundo en desarrollo.</text:span> Las principales empresas internacionales de semillas están utilizando rutinariamente la selección genómica, y muchos programas de mejoramiento del sector público están explorando esta tecnología o utilizándola parcialmente, en particular para las plantas perennes de larga vida propagadas clonalmente 26 . <text:span text:style-name="T5">Las explicaciones de este retraso son complejas e incluyen la diferencia entre las habilidades de un fitomejorador de campo típico y las habilidades requeridas para implementar la selección genómica; la barrera de entrada creada por el gasto de invertir tanto en la infraestructura computacional y de registro como en los datos genotípicos y fenotípicos requeridos para implementar efectivamente la selección genómica; la complejidad de los genomas de muchas especies de plantas; y el hecho de que el mejoramiento de plantas y animales ha divergido un poco a lo largo de las décadas y que se necesita algún tiempo para que los avances en un campo se trasladen al otro. Por otro lado, algunos argumentan que los fitomejoradores pueden obtener algunos de los beneficios esperados de la selección genómica a través de otras tecnologías y métodos. Por ejemplo, la aplicación de tecnología de doble haploide 27 puede reducir sustancialmente el tiempo de generación, y los fitomejoradores pueden lograr estimaciones más reproducibles del fenotipo mediante la replicación de clones y endogamia entre generaciones y sitios.</text:span></text:p>
      <text:p text:style-name="P7"/>
      <text:p text:style-name="P10">La implementación efectiva de la selección genómica es costosa y requiere habilidades especializadas, lo que crea grandes barreras de entrada. Sin embargo, debido a que muchas de las habilidades y los recursos necesarios para la selección genómica son ampliamente aplicables, las redes interdisciplinarias y colaborativas que reúnen programas de mejoramiento para diferentes especies de plantas y animales podrían permitir la adopción generalizada de la selección genómica en muchos programas de mejoramiento a pequeña escala. en el mundo en desarrollo. Esto se debe a que, a pesar de las diferencias entre especies (dentro y entre los reinos vegetal y animal) en términos de genomas, mecanismos de reproducción, etc., requieren conceptos y herramientas similares para la predicción genómica. Por lo tanto, los fitomejoradores de plantas y animales se beneficiarán del trabajo conjunto para abordar problemas que son comunes a las dos disciplinas, como la predicción de rasgos en poblaciones estructuradas 5 . La fertilización cruzada de ideas desarrollará una masa crítica en torno a la cual se puede hacer más por unidad de recurso y ayudará a producir un nuevo cuadro de científicos con mejores habilidades.</text:p>
      <text:p text:style-name="P10"/>
      <text:p text:style-name="P7"><text:span text:style-name="T1">Además, las habilidades y los recursos que se reunirían para la selección genómica podrían servir como poderosas plataformas para el descubrimiento biológico, permitiendo la disección de la verdadera relación entre los genomas y los rasgos y aumentando la frecuencia de alelos favorables en los programas de mejoramiento. </text:span>Por ejemplo, los principales programas de cría de cerdos, aves y ganado han reunido conjuntos de datos con información genómica y fenotípica densa de varios cientos de miles o incluso millones de individuos, y los resultados de dominio público sugieren que las organizaciones internacionales de fitomejoramiento han hecho lo posible. lo mismo, al menos para el maíz. Con respecto a la agricultura en el mundo en desarrollo, el Consorcio de Centros Internacionales de Investigación Agrícola (CGIAR) trabaja en varias especies de plantas y animales, y podría combinar sinérgicamente sus recursos y experiencia (por ejemplo, para premejoramiento, métodos convencionales y moleculares). reproducción y otras actividades de investigación y traducción) mediante la coordinación central de las actividades de selección genómica en toda su red. Esto permitirá el intercambio de conocimientos y experiencia entre los programas que trabajan en diferentes <text:soft-page-break/>especies para desarrollar conocimientos más profundos y generales que los que se pueden lograr en los programas individuales. <text:span text:style-name="T1">Creemos que la genética cuantitativa proporciona un marco objetivo para hacer esto y que se deben considerar cuatro aspectos diferentes: (i) la ecuación del criador; (ii) la unificación de la biotecnología y la genética cuantitativa; (iii) integración de conceptos y enfoques de mejoramiento animal y vegetal; y (iv) la unificación de la investigación genética y biológica.</text:span></text:p>
      <text:p text:style-name="P7"/>
      <text:p text:style-name="P3">La ecuación del criador: oportunidades para obtener más ganancias</text:p>
      <text:p text:style-name="P7"/>
      <text:p text:style-name="P10">El diseño óptimo de cualquier programa de mejoramiento implica el aprovechamiento de múltiples disciplinas, incluidas la genética, la estadística, la informática, la fisiología, la biología molecular, la logística, la economía y las ciencias sociales. La ecuación del criador, introducida originalmente por Lush 15 , proporciona un marco a través del cual se puede evaluar el impacto de cada una de estas disciplinas, sus tecnologías subyacentes y las opciones sobre cómo se utilizan 22,28 . La ecuación modela el cambio esperado en un rasgo en respuesta a la selección y se puede escribir como</text:p>
      <text:p text:style-name="P10"/>
      <text:p text:style-name="P10">….</text:p>
      <text:p text:style-name="P10"/>
      <text:p text:style-name="P3">Unificación de biotecnología y genética cuantitativa</text:p>
      <text:p text:style-name="P7"/>
      <text:p text:style-name="P7">La aplicación de la biotecnología ha tenido un efecto profundo en el mejoramiento de plantas y animales; en algunos casos, esto ha sido a expensas de la genética cuantitativa y la teoría de la selección 5 . <text:span text:style-name="T5">La selección genómica ofrece la oportunidad de construir un terreno común entre la biotecnología y la genética cuantitativa. La genética cuantitativa es el estudio de la genética de rasgos complejos que están controlados por un gran número de loci y cuya regulación a menudo involucra factores no genéticos 31 . La secuenciación y resecuenciación de genomas de cultivos y animales brinda la oportunidad de identificar polimorfismos genómicos en todo el genoma y relaciones correlativas entre variantes y rasgos complejos. Sin embargo, las variantes causales son más difíciles de descifrar, particularmente en regiones de alto desequilibrio de ligamiento 32 .</text:span> <text:span text:style-name="T5">En teoría, el potencial de CRISPR-Cas9 para la edición del genoma proporcionará nuevas formas de validar los efectos causales, en particular para los rasgos que exhiben modos complejos de herencia 33 .</text:span> <text:span text:style-name="T5">Además, los estudios de simulación 34 han demostrado recientemente cómo la tecnología de edición del genoma puede combinarse con la selección genómica para duplicar la tasa de ganancia genética en comparación con la selección genómica realizada de forma aislada.</text:span> <text:span text:style-name="T5">Este nuevo enfoque para implementar la edición del genoma en los programas de mejoramiento, conocido como PAGE (promoción de alelos mediante la edición del genoma), tiene un potencial considerable para acelerar la ganancia genética en los programas de mejoramiento de plantas y animales.</text:span> En la cría de animales, el costo del genotipado y la resecuenciación ha llegado a un punto en el que los productores y multiplicadores, además de los miembros del núcleo de cría (Fig. 2), pueden ser genotipificados y tener información de secuenciación imputada con precisión por una inversión modesta. . Por lo tanto, la población de animales genotipados o secuenciados es del orden de millones (por ejemplo, en Irlanda, se está genotipificando más de 1 millón de bovinos de carne; en los principales programas de cría de cerdos y aves, se han genotipificado conjuntos de datos con números similares de individuos y están siendo imputados a los datos de la secuencia del genoma completo), y los datos del fenotipo en la granja o en el matadero también están disponibles para estos animales. Además, este enorme recurso también puede tratarse como un panel de mapeo de asociación de todo el genoma, que puede usarse como parte de una cascada de tecnologías 35 para detectar variantes causales de efecto bastante pequeño con gran potencia. Estas variantes se pueden usar como objetivos para la edición del genoma. Solo se requiere un pequeño número de eventos de edición para realizar mejoras sustanciales en la ganancia genética. En el mejoramiento de plantas, el número de individuos genéticamente distintos en la producción es <text:soft-page-break/>mucho menor que en el mejoramiento de animales (Fig. 2), por lo que un enfoque directamente comparable a PAGE en animales puede no ser aplicable. Sin embargo, en muchos cultivos menores y los llamados "huérfanos" con programas de mejoramiento menos avanzados, los cultivares liberados para la producción pueden ser bastante diversos genéticamente. Si se pueden recopilar datos fenotípicos relevantes para individuos de estos cultivares, puede haber una oportunidad de introducir métodos similares a PAGE más rápidamente en tales casos. Esto podría aplicarse, por ejemplo, a algunas especies de árboles.</text:p>
      <text:p text:style-name="P7"/>
      <text:p text:style-name="P3">Integración de enfoques de mejoramiento de plantas y animales</text:p>
      <text:p text:style-name="P7"/>
      <text:p text:style-name="P7"><text:span text:style-name="T5">Las diversas especies de plantas y animales utilizadas en la agricultura tienen diferentes sistemas biológicos y se cultivan en diferentes entornos o dentro de diferentes entornos económicos. Por lo tanto, requieren programas de mejoramiento específicamente diseñados. Sin embargo, los principios subyacentes de los programas de mejoramiento son comunes y se podrían idear enfoques genéricos para el despliegue y la adaptación locales.</text:span> <text:span text:style-name="T1">Recientemente, Gaynor et al. 36 propusieron la reorganización de los programas tradicionales de fitomejoramiento para cultivos endogámicos o híbridos en dos partes distintas como estrategia para implementar la selección genómica (Fig. 3). El primero es un elemento de mejoramiento de poblaciones que desarrolla germoplasma mejorado. El segundo es un componente de desarrollo de productos que identifica nuevas variedades puras o progenitores de híbridos. La primera parte es muy similar a un programa clásico de cría de animales basado en la selección recurrente y podría hacer uso de todas las herramientas y técnicas que están bien establecidas en ese dominio. Estos incluyen la teoría de la contribución óptima, los índices de selección económica, los intervalos generacionales cortos, la evaluación de características múltiples y las técnicas de selección que no se utilizan ampliamente en el fitomejoramiento. La segunda parte es muy similar a un programa clásico de fitomejoramiento y, de manera similar, podría hacer uso de todas las herramientas y técnicas que están bien establecidas en ese campo, complementadas con un uso cuidadoso de la selección genómica. Las simulaciones estocásticas mostraron que el programa que utilizó la estrategia de dos partes generó una tasa de ganancia genética más de 2,5 veces mayor que la del programa convencional y casi 1,5 veces mayor que la del programa de mejor rendimiento que utilizó una estrategia de selección genómica alternativa basada en un diseño de programa de fitomejoramiento estándar. por el mismo costo y en la misma cantidad de tiempo (Fig. 3).</text:span> <text:span text:style-name="T5">Los resultados también ilustran la sinergia que se puede lograr mediante la integración de enfoques de mejoramiento de plantas y animales bajo el paraguas de una plataforma común.</text:span></text:p>
      <text:p text:style-name="P10"/>
      <text:p text:style-name="P11">En el fitomejoramiento, ha habido una proliferación de potentes tecnologías de fenotipado de alto rendimiento en los últimos años, que permiten una caracterización más precisa de rasgos y entornos a lo largo de series temporales 37 . La experiencia en el análisis y la utilización de estos datos y la experiencia de larga data en la integración de modelos fisiológicos y modelos genéticos cuantitativos 38 son algunos ejemplos, de los cuales hay muchos, de los tipos de pensamiento, herramientas y tecnología que son comunes en fitomejoramiento y que podría traducirse en mejoramiento animal.</text:p>
      <text:p text:style-name="P11"/>
      <text:p text:style-name="P3">Unificación de la cría y la investigación biológica.</text:p>
      <text:p text:style-name="P7"/>
      <text:p text:style-name="P7">El acceso a escalas sin precedentes a la información fenotípica y de secuencias a gran escala también brindará oportunidades para unificar la biología del descubrimiento y el mejoramiento. En otras palabras, los programas de mejoramiento se convertirán en bancos de prueba para hipótesis, así como en plataformas para el desarrollo y despliegue de nuevas variedades y razas de ganado y peces. El mayor impacto de tales desarrollos estará en las áreas de rasgos cuantitativos o complejos que han sido menos susceptibles a los enfoques reduccionistas (ya que los mejoradores ahora tienen formas de <text:soft-page-break/>predecir los efectos de los factores causales a través de la selección genómica); Es probable que estos desarrollos brinden importantes beneficios a los programas de mejoramiento de cultivos y animales. De esta manera, la selección genómica puede catalizar una unificación de métodos, herramientas y tecnologías de mejoramiento en varias especies de plantas y animales, lo que a su vez puede promover la modernización de otros aspectos de los programas de mejoramiento. Estos avances podrían incluir la adopción generalizada de objetivos de mejoramiento claramente definidos, índices de selección económica para la selección de múltiples rasgos, cuantificación objetiva de las ganancias genéticas, modelado, nuevos diseños y análisis de ensayos, y la optimización eficiente de los recursos que sustentan tanto el mejoramiento como los biológicos. investigación de descubrimiento.</text:p>
      <text:p text:style-name="P7"/>
      <text:p text:style-name="P3">Conclusiones</text:p>
      <text:p text:style-name="P7"/>
      <text:p text:style-name="P7"><text:span text:style-name="T1">La mayor y más inmediata oportunidad para la aplicación de la selección genómica está en el mundo en desarrollo donde las demandas y necesidades son mayores 2 .</text:span> La Plataforma de Excelencia en Mejoramiento del CGIAR lanzada recientemente (ver URL) está diseñada para crear economías de escala y unificar ideas, tecnología, recursos y demanda y capacidad de mejoramiento entre especies y sistemas, lo que modernizará los programas de mejoramiento que están enfocados en la satisfacción de las necesidades de los pequeños agricultores en el mundo en desarrollo. Este enfoque, resumido en la Figura 4, abarca muchos de los conceptos descritos en este artículo y está diseñado para generar cambios innovadores en la tasa de ganancia genética para cultivos, ganado y peces de relevancia para el mundo en desarrollo.</text:p>
      <text:p text:style-name="P7"/>
      <text:p text:style-name="P7">La implementación exitosa de la selección genómica para la entrega de bienes públicos al mundo desarrollado y en desarrollo requerirá un enfoque estratégico en el diseño de programas de mejoramiento, mayor colaboración, nuevas asociaciones que abarquen los sectores público y privado y nuevas habilidades. Sin embargo, el impacto de la selección genómica puede extenderse más allá de la creación de nuevas variedades de cultivos y ganado mejorado para incluir un marco integrador para la entrega simultánea de descubrimientos científicos y nuevos productos para el mundo en desarrollo. Esto puede representar el mayor incentivo para una coordinación mejorada y global de la financiación para apoyar los programas modernos de mejoramiento de plantas y animales.</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6T12:48:48.273810122</meta:creation-date>
    <dc:date>2022-03-18T10:30:20.013601498</dc:date>
    <meta:editing-duration>PT9H53M41S</meta:editing-duration>
    <meta:editing-cycles>37</meta:editing-cycles>
    <meta:generator>LibreOffice/6.0.7.3$Linux_X86_64 LibreOffice_project/00m0$Build-3</meta:generator>
    <meta:document-statistic meta:table-count="0" meta:image-count="0" meta:object-count="0" meta:page-count="7" meta:paragraph-count="29" meta:word-count="4333" meta:character-count="27925" meta:non-whitespace-character-count="23622"/>
  </office:meta>
</office:document-meta>
</file>